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84pt"/>
    </style:style>
    <style:style style:name="co4" style:family="table-column">
      <style:table-column-properties fo:break-before="auto" style:column-width="145.81pt"/>
    </style:style>
    <style:style style:name="co5" style:family="table-column">
      <style:table-column-properties fo:break-before="auto" style:column-width="220.99pt"/>
    </style:style>
    <style:style style:name="co6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ick test</text:p>
          </table:table-cell>
          <table:table-cell table:style-name="ce1" office:value-type="string" calcext:value-type="string">
            <text:p>In-progress by</text:p>
          </table:table-cell>
          <table:table-cell table:style-name="ce1" office:value-type="string" calcext:value-type="string">
            <text:p>Test written?</text:p>
          </table:table-cell>
          <table:table-cell table:style-name="ce1" office:value-type="string" calcext:value-type="string">
            <text:p>Test Run?</text:p>
          </table:table-cell>
          <table:table-cell table:style-name="ce1" office:value-type="string" calcext:value-type="string">
            <text:p>Tested by Production tester?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-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set swit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-hol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error LED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gram LED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uld flash during programming, but stays red</text:p>
          </table:table-cell>
        </table:table-row>
        <table:table-row table:style-name="ro1">
          <table:table-cell office:value-type="string" calcext:value-type="string">
            <text:p>run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-5 LED arra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 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 power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 overvoltage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 T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ART RX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 program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B po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2kHz crystal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0-5 hi-Z performan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OS firmwar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fp cas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p compar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p mul div sub add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p string</text:p>
          </table:table-cell>
          <table:table-cell/>
          <table:table-cell office:value-type="string" calcext:value-type="string">
            <text:p>bunni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p cos sin tan sqr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p atan2 exp ln</text:p>
          </table:table-cell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snprintf integer</text:p>
          </table:table-cell>
          <table:table-cell/>
          <table:table-cell office:value-type="string" calcext:value-type="string">
            <text:p>bunnie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nprintf float</text:p>
          </table:table-cell>
          <table:table-cell office:value-type="string" calcext:value-type="string">
            <text:p>FAIL</text:p>
          </table:table-cell>
          <table:table-cell table:number-columns-repeated="4"/>
          <table:table-cell office:value-type="string" calcext:value-type="string">
            <text:p>doesn't work</text:p>
          </table:table-cell>
        </table:table-row>
        <table:table-row table:style-name="ro1">
          <table:table-cell table:style-name="ce2" office:value-type="string" calcext:value-type="string">
            <text:p>strncpy cpy cmp ncmp chr len</text:p>
          </table:table-cell>
          <table:table-cell/>
          <table:table-cell office:value-type="string" calcext:value-type="string">
            <text:p>bunnie</text:p>
          </table:table-cell>
          <table:table-cell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tol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trtoul, strtol, etc.</text:p>
          </table:table-cell>
          <table:table-cell office:value-type="string" calcext:value-type="string">
            <text:p>FAIL</text:p>
          </table:table-cell>
          <table:table-cell table:number-columns-repeated="4"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ltoa, utoa, etc.</text:p>
          </table:table-cell>
          <table:table-cell office:value-type="string" calcext:value-type="string">
            <text:p>FAIL</text:p>
          </table:table-cell>
          <table:table-cell table:number-columns-repeated="4"/>
          <table:table-cell office:value-type="string" calcext:value-type="string">
            <text:p>not implemented in OS?</text:p>
          </table:table-cell>
        </table:table-row>
        <table:table-row table:style-name="ro1">
          <table:table-cell table:style-name="ce2" office:value-type="string" calcext:value-type="string">
            <text:p>printf putchar getchar cangetcha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inMod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nalogRe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alogWrit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ogRea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alWrit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alRea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Mod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ach/detachInterru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ach/detachFastinterru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e/noTo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ftOut/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lseIn/lo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dom/randomS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l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ayMicrosecond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2cTranscieve/SetupSla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kSoftPw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OSV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WV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ateThread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pend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it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ume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ieldThre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readSleep/Unt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hread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r/resetTi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texInit/Lock/Trylock/Un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ashErase/flashWr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Su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erialSp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kSysT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how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erver firmw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prom (flasherase, flashwrit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B low sp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Byte, highBy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Read, bitWr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Set, BitClear, bit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 style:data-style-name="N2" text:time-value="17:55:27.011519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27S</meta:editing-duration>
    <meta:editing-cycles>18</meta:editing-cycles>
    <meta:generator>LibreOffice/5.1.4.2$Linux_X86_64 LibreOffice_project/10m0$Build-2</meta:generator>
    <dc:date>2017-01-14T00:51:05.692197089</dc:date>
    <meta:document-statistic meta:table-count="3" meta:cell-count="157" meta:object-count="0"/>
    <meta:user-defined meta:name="Info 1"/>
    <meta:user-defined meta:name="Info 2"/>
    <meta:user-defined meta:name="Info 3"/>
    <meta:user-defined meta:name="Info 4"/>
  </office:meta>
</office:document-meta>
</file>